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justify"/>
    </style:style>
  </office:automatic-styles>
  <office:body>
    <office:text>
      <text:p text:style-name="Normal">I</text:p>
      <text:p text:style-name="Normal"/>
      <text:p text:style-name="Normal">La noche ya formaba su pantanoso charco</text:p>
      <text:p text:style-name="Normal">de vagas ilusiones, y entre tus negras manos</text:p>
      <text:p text:style-name="Normal">se urdía <text:span text:style-name="T1">esa</text:span> palabra, de <text:span text:style-name="T1">aquel</text:span> idioma parco,</text:p>
      <text:p text:style-name="Normal">que acaso es el idioma de todos los pantanos.</text:p>
      <text:p text:style-name="Normal"/>
      <text:p text:style-name="Normal">Y fue en esa palabra, y fue en ese lenguaje,</text:p>
      <text:p text:style-name="Normal">donde intuí un presagio de vastas soledades:</text:p>
      <text:p text:style-name="Normal">ambigüas inminencias, sospechas, oleajes</text:p>
      <text:p text:style-name="Normal">que inundarán un día la faz de las ciudades.</text:p>
      <text:p text:style-name="Normal"/>
      <text:p text:style-name="Normal">¿Esto es la vida entonces? ¿Sembrar el propio pecho</text:p>
      <text:p text:style-name="Normal">de cóncavas ausencias, de estúpidas angustias?</text:p>
      <text:p text:style-name="Normal">¿Hacer de nuestro cuerpo un último barbecho</text:p>
      <text:p text:style-name="Normal">donde las flores nacen tan sólo si son mustias?<text:line-break/></text:p>
      <text:p text:style-name="Normal">Me cansa esta constante floración de vacíos</text:p>
      <text:p text:style-name="Normal">que obramos con el ansia de un pobre jardinero</text:p>
      <text:p text:style-name="Normal">que sembrara azucenas de pétalos sombríos</text:p>
      <text:p text:style-name="Normal">con silencioso orgullo, con miserable esmero.</text:p>
      <text:p text:style-name="Normal"/>
      <text:p text:style-name="Normal">Me agobia esta esperanza plomiza, cenicienta,</text:p>
      <text:p text:style-name="Normal">que cada aurora encuentra más tenue y más sombría.</text:p>
      <text:p text:style-name="Normal">Y me duele esta sangre que irriga y no calienta</text:p>
      <text:p text:style-name="Normal">la humilde desnudez final de mi agonía.</text:p>
      <text:p text:style-name="Normal"/>
      <text:p text:style-name="Normal">Quisiera—lo confieso—el vértigo y la espera</text:p>
      <text:p text:style-name="Normal">que imagino que siente aquello que no existe.</text:p>
      <text:p text:style-name="Normal">Quisiera verlo todo distante, desde afuera,</text:p>
      <text:p text:style-name="Normal">como un perro que duerme serenamente triste.</text:p>
      <text:p text:style-name="Normal"/>
      <text:p text:style-name="Normal">Quisiera en una jaula recóndita y oscura</text:p>
      <text:p text:style-name="Normal">callar a esta memoria, que es una profecía:</text:p>
      <text:p text:style-name="Normal">tu voz, que en su lenguaje me jura y me perjura</text:p>
      <text:p text:style-name="Normal">que es plácida la noche que se devora al día.<text:line-break/></text:p>
      <text:p text:style-name="Normal"/>
      <text:p text:style-name="Normal">---</text:p>
      <text:p text:style-name="Normal"/>
      <text:p text:style-name="Normal">Y de ese modo existes, recóndita y oscura,</text:p>
      <text:p text:style-name="Normal">hoy que me has develado la turbia profecía.</text:p>
      <text:p text:style-name="Normal">Tu voz, en su lenguaje, me jura y me perjura</text:p>
      <text:p text:style-name="Normal">que es plácida la noche que se devora al día.</text:p>
      <text:p text:style-name="Normal"><text:line-break/>---</text:p>
      <text:p text:style-name="Normal"/>
      <text:p text:style-name="Normal"><text:tab/><text:tab/><text:tab/><text:tab/><text:tab/><text:tab/><text:tab/>II<text:tab/></text:p>
      <text:p text:style-name="Normal"/>
      <text:p text:style-name="Normal">mi cristo no es el cristo de la sangre</text:p>
      <text:p text:style-name="Normal">ni el cristo resurrecto</text:p>
      <text:p text:style-name="Normal"/>
      <text:p text:style-name="Normal">mi cristo es sublunar y habla un idioma</text:p>
      <text:p text:style-name="Normal">de símbolos sencillos</text:p>
      <text:p text:style-name="Normal"/>
      <text:p text:style-name="Normal">es como un campesino que no ha visto</text:p>
      <text:p text:style-name="Normal">la luz de las ciudades</text:p>
      <text:p text:style-name="Normal">ni ha recorrido vastas bibliotecas</text:p>
      <text:p text:style-name="Normal">ni sabe de la ciencia ni del alma</text:p>
      <text:p text:style-name="Normal"/>
      <text:p text:style-name="Normal">tan sólo es poseedor, en sus adentros,</text:p>
      <text:p text:style-name="Normal">de una perfecta luz de entendimiento</text:p>
      <text:p text:style-name="Normal">que echa sobre las cosas más oscuras</text:p>
      <text:p text:style-name="Normal">al mismo tiempo</text:p>
      <text:p text:style-name="Normal">su compasión y la enseñanza de su compasión</text:p>
      <text:p text:style-name="Normal"/>
      <text:p text:style-name="Normal"/>
      <text:p text:style-name="Normal"/>
      <text:p text:style-name="Normal"><text:tab/><text:tab/><text:tab/><text:tab/><text:tab/>III</text:p>
      <text:p text:style-name="Normal"/>
      <text:p text:style-name="Normal"><text:span text:style-name="T1">And the light shineth in darkness; </text:span></text:p>
      <text:p text:style-name="Normal"><text:span text:style-name="T1">and the darkness comprehended it not. </text:span></text:p>
      <text:p text:style-name="Normal"><text:span text:style-name="T1">— John 1:5</text:span></text:p>
      <text:p text:style-name="Normal"/>
      <text:p text:style-name="Normal">This life of mine passed through the world as bare<text:line-break/><text:tab/>as only void can be. But then a flare<text:line-break/><text:tab/>cast out a light towards a final summit.<text:line-break/><text:tab/>And darkness—darkness cannot overcome it.</text:p>
      <text:p text:style-name="Normal"/>
      <text:p text:style-name="Normal"/>
      <text:p text:style-name="Normal"/>
      <text:p text:style-name="Normal"><text:tab/><text:tab/><text:tab/><text:tab/><text:tab/>IV</text:p>
      <text:p text:style-name="Normal"/>
      <text:p text:style-name="Normal">Todas las almas son agua,</text:p>
      <text:p text:style-name="Normal">estanques de la memoria,</text:p>
      <text:p text:style-name="Normal">con peces como vestigios</text:p>
      <text:p text:style-name="Normal">de mil y diez mil auroras.</text:p>
      <text:p text:style-name="Normal"/>
      <text:p text:style-name="Normal">(Sólo las vemos de noche,</text:p>
      <text:p text:style-name="Normal">llenas de luz y de sombra,</text:p>
      <text:p text:style-name="Normal">cuando el sueño nos inunda</text:p>
      <text:p text:style-name="Normal">de símbolos y de historias.)</text:p>
      <text:p text:style-name="Normal"/>
      <text:p text:style-name="Normal">Y hay un árbol milenario</text:p>
      <text:p text:style-name="Normal">que en esas aguas aflora,</text:p>
      <text:p text:style-name="Normal">mientras teje y entreteje </text:p>
      <text:p text:style-name="Normal">recuerdos entre sus hojas.</text:p>
      <text:p text:style-name="Normal"/>
      <text:p text:style-name="Normal">Y en aquel árbol te vi,</text:p>
      <text:p text:style-name="Normal">a ti y a todas tus cosas:</text:p>
      <text:p text:style-name="Normal">tu voz, tu pelo, y la luna</text:p>
      <text:p text:style-name="Normal">que dio sabor a tu boca.</text:p>
      <text:p text:style-name="Normal"/>
      <text:p text:style-name="Normal">Jamás olvidé aquel sueño,</text:p>
      <text:p text:style-name="Normal">ni el árbol que te dio forma.</text:p>
      <text:p text:style-name="Normal">Y dije: «vendrá algún día...».</text:p>
      <text:p text:style-name="Normal">Y así te espero hasta ahora.</text:p>
      <text:p text:style-name="Normal"/>
      <text:p text:style-name="Normal"/>
      <text:p text:style-name="Normal"/>
      <text:p text:style-name="Normal"/>
      <text:p text:style-name="Normal"/>
      <text:p text:style-name="Normal"><text:tab/><text:tab/><text:tab/><text:tab/><text:tab/><text:tab/>V</text:p>
      <text:p text:style-name="Normal"/>
      <text:p text:style-name="Normal"> <text:tab/>Este retrato que yo mismo me hago,</text:p>
      <text:p text:style-name="Normal"><text:tab/>desnudando a la luz mi pensamiento,</text:p>
      <text:p text:style-name="Normal"><text:tab/>más tiene de calumnia que de halago</text:p>
      <text:p text:style-name="Normal"><text:tab/>para el lector atento.</text:p>
      <text:p text:style-name="Normal"/>
      <text:p text:style-name="Normal"><text:tab/>Vamos con la cabeza: un naso curvo</text:p>
      <text:p text:style-name="Normal"><text:tab/>da sombra a un bigotillo adolescente.</text:p>
      <text:p text:style-name="Normal"><text:tab/>Adentro, poco y nada (¡y me perturbo</text:p>
      <text:p text:style-name="Normal"><text:tab/>por ser inteligente!).</text:p>
      <text:p text:style-name="Normal"/>
      <text:p text:style-name="Normal"><text:tab/>Y no me tomo en serio: nadie lo hace,</text:p>
      <text:p text:style-name="Normal"><text:tab/>y al que lo haga hasta yo le desconfío.</text:p>
      <text:p text:style-name="Normal"><text:tab/>(Si mi verso más bello es una frase</text:p>
      <text:p text:style-name="Normal"><text:tab/>que le robé mi tío.)</text:p>
      <text:p text:style-name="Normal"/>
      <text:p text:style-name="Normal"><text:tab/>¿Opiné bien? De la opinión me adueño.</text:p>
      <text:p text:style-name="Normal">   <text:tab/>¿La re pifié? A otro gil se la atribuyo.</text:p>
      <text:p text:style-name="Normal">   <text:tab/>Mi fuente suele ser: «lo vi en un sueño»,</text:p>
      <text:p text:style-name="Normal">   <text:tab/>¡y dicen que es chamuyo!</text:p>
      <text:p text:style-name="Normal"/>
      <text:p text:style-name="Normal"><text:tab/>Al escribir ni yo me entiendo un cuerno.</text:p>
      <text:p text:style-name="Normal"><text:tab/>Todo lo mezclo en un solo merengue</text:p>
      <text:p text:style-name="Normal"><text:tab/>incongruente y ruin como un invierno</text:p>
      <text:p text:style-name="Normal">  <text:tab/>en que se tiene dengue.</text:p>
      <text:p text:style-name="Normal"/>
      <text:p text:style-name="Normal"/>
      <text:p text:style-name="Normal"/>
      <text:p text:style-name="Normal"/>
      <text:p text:style-name="Normal"/>
      <text:p text:style-name="P1"/>
      <text:p text:style-name="P1">soñé que te miraba en el reflejo</text:p>
      <text:p text:style-name="P1">de un estanque de luz (eras la luna).</text:p>
      <text:p text:style-name="P1">en la mañana mustia, el cruel espejo</text:p>
      <text:p text:style-name="P1">no me devuelve ya mirada alguna.</text:p>
      <text:p text:style-name="Normal"/>
      <text:p text:style-name="Normal">vano es el sueño y vana es la agonía</text:p>
      <text:p text:style-name="Normal">que evocan la penumbra cautivante</text:p>
      <text:p text:style-name="Normal">con que tus negros rizos aquel día</text:p>
      <text:p text:style-name="Normal">arbolaban la faz de tu semblante</text:p>
      <text:p text:style-name="Normal"/>
      <text:p text:style-name="Normal">qué extraños universos de jazmines</text:p>
      <text:p text:style-name="Normal">formamos aquel día... y al siguiente</text:p>
      <text:p text:style-name="Normal">un solo ocaso abruma los jardines</text:p>
      <text:p text:style-name="Normal">de tu alma solitaria y penitente</text:p>
      <text:p text:style-name="Normal"/>
      <text:p text:style-name="Normal">de mi alma solitaria y penitente</text:p>
      <text:p text:style-name="Normal"/>
      <text:p text:style-name="Normal"><text:tab/><text:tab/><text:tab/><text:tab/><text:tab/>X</text:p>
      <text:p text:style-name="Normal"/>
      <text:p text:style-name="Normal"/>
      <text:p text:style-name="Normal">fuimos un raro sueño de jazmines</text:p>
      <text:p text:style-name="Normal">en una mente que no tiene cuerpo</text:p>
      <text:p text:style-name="Normal"/>
      <text:p text:style-name="Normal">o fuimos la penumbra de tus rizos</text:p>
      <text:p text:style-name="Normal">velando una mirada cinco siglos vieja</text:p>
      <text:p text:style-name="Normal"/>
      <text:p text:style-name="Normal">(eran tus rizos como una hojarasca</text:p>
      <text:p text:style-name="Normal">temblando ante mi aliento)</text:p>
      <text:p text:style-name="Normal"/>
      <text:p text:style-name="Normal">fuimos el pensamiento de una lágrima</text:p>
      <text:p text:style-name="Normal">que abriera sus caudales desde el fondo</text:p>
      <text:p text:style-name="Normal">de un aljibe de sombra indeclinable</text:p>
      <text:p text:style-name="Normal"/>
      <text:p text:style-name="Normal">y fuiste, en la tiniebla de mi vida,</text:p>
      <text:p text:style-name="Normal">un cascarón de luz inmarcesible</text:p>
      <text:p text:style-name="Normal"/>
      <text:p text:style-name="Normal">y ahora, vida mía,</text:p>
      <text:p text:style-name="Normal">debemos olvidarlo</text:p>
      <text:p text:style-name="Normal"/>
      <text:p text:style-name="Normal">(decir <text:span text:style-name="T1">olvido </text:span>es como</text:p>
      <text:p text:style-name="Normal">decir <text:span text:style-name="T1">sabiduría</text:span>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